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2"/>
    <style:style style:name="ce4" style:family="table-cell" style:parent-style-name="Default" style:data-style-name="N108">
      <style:text-properties style:font-name="Liberation Sans" style:font-name-asian="DejaVu Sans" style:font-name-complex="DejaVu Sans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mputer</text:p>
          </table:table-cell>
          <table:table-cell office:value-type="string">
            <text:p>Cost</text:p>
          </table:table-cell>
          <table:table-cell office:value-type="string">
            <text:p>Build</text:p>
          </table:table-cell>
          <table:table-cell office:value-type="string">
            <text:p>Maintenance</text:p>
          </table:table-cell>
          <table:table-cell office:value-type="string">
            <text:p>CPU</text:p>
          </table:table-cell>
          <table:table-cell office:value-type="string">
            <text:p>CPU/$1K</text:p>
          </table:table-cell>
          <table:table-cell/>
          <table:table-cell office:value-type="string">
            <text:p>Money/Day</text:p>
          </table:table-cell>
          <table:table-cell office:value-type="string">
            <text:p>Profit in</text:p>
          </table:table-cell>
          <table:table-cell office:value-type="string">
            <text:p>Grace Profit</text:p>
          </table:table-cell>
          <table:table-cell office:value-type="string">
            <text:p>Best in</text:p>
          </table:table-cell>
          <table:table-cell office:value-type="string">
            <text:p>Replace in</text:p>
          </table:table-cell>
          <table:table-cell office:value-type="string">
            <text:p>I have</text:p>
          </table:table-cell>
          <table:table-cell office:value-type="string">
            <text:p>Total/day</text:p>
          </table:table-cell>
          <table:table-cell office:value-type="string">
            <text:p># to replace</text:p>
          </table:table-cell>
          <table:table-cell/>
        </table:table-row>
        <table:table-row table:style-name="ro1">
          <table:table-cell office:value-type="string">
            <text:p>Serrver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1000*[.E2]/[.B2]" office:value-type="float" office:value="100">
            <text:p>100,0</text:p>
          </table:table-cell>
          <table:table-cell/>
          <table:table-cell table:style-name="ce1" table:formula="of:=Salary * [.E2]-[.D2]" office:value-type="float" office:value="195">
            <text:p>195</text:p>
          </table:table-cell>
          <table:table-cell table:style-name="ce3" table:formula="of:=[.C2]+[.B2]/[.H2]" office:value-type="float" office:value="0.512820512820513">
            <text:p>0,51</text:p>
          </table:table-cell>
          <table:table-cell table:style-name="ce1" table:formula="of:=((Grace-[.C2]-Today)*[.H2])-[.B2]" office:value-type="float" office:value="3410">
            <text:p>3.410</text:p>
          </table:table-cell>
          <table:table-cell table:style-name="ce2" table:number-columns-repeated="2"/>
          <table:table-cell table:style-name="ce2"/>
          <table:table-cell table:style-name="ce1" table:formula="of:=[.M2]*[.H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erver Cheap</text:p>
          </table:table-cell>
          <table:table-cell table:formula="of:=[.B2]/1.2" office:value-type="float" office:value="83.3333333333333">
            <text:p>83</text:p>
          </table:table-cell>
          <table:table-cell table:formula="of:=[.C2]" office:value-type="float" office:value="0">
            <text:p>0</text:p>
          </table:table-cell>
          <table:table-cell table:style-name="ce1" table:formula="of:=[.D2]/1.2" office:value-type="float" office:value="4.16666666666667">
            <text:p>4</text:p>
          </table:table-cell>
          <table:table-cell table:formula="of:=[.E2]" office:value-type="float" office:value="10">
            <text:p>10</text:p>
          </table:table-cell>
          <table:table-cell table:formula="of:=1000*[.E3]/[.B3]" office:value-type="float" office:value="120">
            <text:p>120,0</text:p>
          </table:table-cell>
          <table:table-cell/>
          <table:table-cell table:style-name="ce1" table:formula="of:=Salary * [.E3]-[.D3]" office:value-type="float" office:value="195.833333333333">
            <text:p>196</text:p>
          </table:table-cell>
          <table:table-cell table:style-name="ce3" table:formula="of:=[.C3]+[.B3]/[.H3]" office:value-type="float" office:value="0.425531914893617">
            <text:p>0,43</text:p>
          </table:table-cell>
          <table:table-cell table:style-name="ce1" table:formula="of:=((Grace-[.C3]-Today)*[.H3])-[.B3]" office:value-type="float" office:value="3441.66666666667">
            <text:p>3.442</text:p>
          </table:table-cell>
          <table:table-cell table:number-columns-repeated="2"/>
          <table:table-cell/>
          <table:table-cell table:style-name="ce1" table:formula="of:=[.M3]*[.H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erver Eff</text:p>
          </table:table-cell>
          <table:table-cell table:formula="of:=[.B2]" office:value-type="float" office:value="100">
            <text:p>100</text:p>
          </table:table-cell>
          <table:table-cell table:formula="of:=[.C2]" office:value-type="float" office:value="0">
            <text:p>0</text:p>
          </table:table-cell>
          <table:table-cell table:style-name="ce1" table:formula="of:=[.D2]" office:value-type="float" office:value="5">
            <text:p>5</text:p>
          </table:table-cell>
          <table:table-cell table:formula="of:=[.E2]*1.2" office:value-type="float" office:value="12">
            <text:p>12</text:p>
          </table:table-cell>
          <table:table-cell table:formula="of:=1000*[.E4]/[.B4]" office:value-type="float" office:value="120">
            <text:p>120,0</text:p>
          </table:table-cell>
          <table:table-cell/>
          <table:table-cell table:style-name="ce1" table:formula="of:=Salary * [.E4]-[.D4]" office:value-type="float" office:value="235">
            <text:p>235</text:p>
          </table:table-cell>
          <table:table-cell table:style-name="ce3" table:formula="of:=[.C4]+[.B4]/[.H4]" office:value-type="float" office:value="0.425531914893617">
            <text:p>0,43</text:p>
          </table:table-cell>
          <table:table-cell table:style-name="ce1" table:formula="of:=((Grace-[.C4]-Today)*[.H4])-[.B4]" office:value-type="float" office:value="4130">
            <text:p>4.130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1" table:formula="of:=[.M4]*[.H4]" office:value-type="float" office:value="16450">
            <text:p>16.450</text:p>
          </table:table-cell>
          <table:table-cell table:number-columns-repeated="2"/>
        </table:table-row>
        <table:table-row table:style-name="ro1">
          <table:table-cell office:value-type="string">
            <text:p>Datacenter</text:p>
          </table:table-cell>
          <table:table-cell office:value-type="float" office:value="1500">
            <text:p>1.500</text:p>
          </table:table-cell>
          <table:table-cell office:value-type="float" office:value="0.5">
            <text:p>0,5</text:p>
          </table:table-cell>
          <table:table-cell table:style-name="ce1"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1000*[.E5]/[.B5]" office:value-type="float" office:value="23.3333333333333">
            <text:p>23,3</text:p>
          </table:table-cell>
          <table:table-cell/>
          <table:table-cell table:style-name="ce1" table:formula="of:=Salary * [.E5]-[.D5]" office:value-type="float" office:value="650">
            <text:p>650</text:p>
          </table:table-cell>
          <table:table-cell table:style-name="ce3" table:formula="of:=[.C5]+[.B5]/[.H5]" office:value-type="float" office:value="2.80769230769231">
            <text:p>2,81</text:p>
          </table:table-cell>
          <table:table-cell table:style-name="ce1" table:formula="of:=((Grace-[.C5]-Today)*[.H5])-[.B5]" office:value-type="float" office:value="9875">
            <text:p>9.875</text:p>
          </table:table-cell>
          <table:table-cell table:style-name="ce2" table:formula="of:=([.H2]*[.C2]+[.B2] -([.H5]*[.C5]+[.B5]))/([.H2]-[.H5])" office:value-type="float" office:value="3.79120879120879">
            <text:p>3,8</text:p>
          </table:table-cell>
          <table:table-cell table:style-name="ce4" table:formula="of:=([.H2]*[.C2] - ([.H5]*[.C5]+[.B5]))/([.H2]-[.H5])" office:value-type="float" office:value="4.01098901098901">
            <text:p>4,0</text:p>
          </table:table-cell>
          <table:table-cell table:style-name="ce4"/>
          <table:table-cell table:style-name="ce1" table:formula="of:=[.M5]*[.H5]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string">
            <text:p>Data Cheap</text:p>
          </table:table-cell>
          <table:table-cell table:formula="of:=[.B5]/1.2" office:value-type="float" office:value="1250">
            <text:p>1.250</text:p>
          </table:table-cell>
          <table:table-cell table:formula="of:=[.C5]" office:value-type="float" office:value="0.5">
            <text:p>0,5</text:p>
          </table:table-cell>
          <table:table-cell table:style-name="ce1" table:formula="of:=[.D5]/1.2" office:value-type="float" office:value="41.6666666666667">
            <text:p>42</text:p>
          </table:table-cell>
          <table:table-cell table:formula="of:=[.E5]" office:value-type="float" office:value="35">
            <text:p>35</text:p>
          </table:table-cell>
          <table:table-cell table:formula="of:=1000*[.E6]/[.B6]" office:value-type="float" office:value="28">
            <text:p>28,0</text:p>
          </table:table-cell>
          <table:table-cell/>
          <table:table-cell table:style-name="ce1" table:formula="of:=Salary * [.E6]-[.D6]" office:value-type="float" office:value="658.333333333333">
            <text:p>658</text:p>
          </table:table-cell>
          <table:table-cell table:style-name="ce3" table:formula="of:=[.C6]+[.B6]/[.H6]" office:value-type="float" office:value="2.39873417721519">
            <text:p>2,40</text:p>
          </table:table-cell>
          <table:table-cell table:style-name="ce1" table:formula="of:=((Grace-[.C6]-Today)*[.H6])-[.B6]" office:value-type="float" office:value="10270.8333333333">
            <text:p>10.271</text:p>
          </table:table-cell>
          <table:table-cell table:style-name="ce2" table:formula="of:=([.H3]*[.C3]+[.B3] -([.H6]*[.C6]+[.B6]))/([.H3]-[.H6])" office:value-type="float" office:value="3.23423423423423">
            <text:p>3,2</text:p>
          </table:table-cell>
          <table:table-cell table:style-name="ce4" table:formula="of:=([.H3]*[.C3] - ([.H6]*[.C6]+[.B6]))/([.H3]-[.H6])" office:value-type="float" office:value="3.41441441441441">
            <text:p>3,4</text:p>
          </table:table-cell>
          <table:table-cell table:style-name="ce4"/>
          <table:table-cell table:style-name="ce1" table:formula="of:=[.M6]*[.H6]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string">
            <text:p>Data Eff</text:p>
          </table:table-cell>
          <table:table-cell table:formula="of:=[.B5]" office:value-type="float" office:value="1500">
            <text:p>1.500</text:p>
          </table:table-cell>
          <table:table-cell table:formula="of:=[.C5]" office:value-type="float" office:value="0.5">
            <text:p>0,5</text:p>
          </table:table-cell>
          <table:table-cell table:style-name="ce1" table:formula="of:=[.D5]" office:value-type="float" office:value="50">
            <text:p>50</text:p>
          </table:table-cell>
          <table:table-cell table:formula="of:=[.E5]*1.2" office:value-type="float" office:value="42">
            <text:p>42</text:p>
          </table:table-cell>
          <table:table-cell table:formula="of:=1000*[.E7]/[.B7]" office:value-type="float" office:value="28">
            <text:p>28,0</text:p>
          </table:table-cell>
          <table:table-cell/>
          <table:table-cell table:style-name="ce1" table:formula="of:=Salary * [.E7]-[.D7]" office:value-type="float" office:value="790">
            <text:p>790</text:p>
          </table:table-cell>
          <table:table-cell table:style-name="ce3" table:formula="of:=[.C7]+[.B7]/[.H7]" office:value-type="float" office:value="2.39873417721519">
            <text:p>2,40</text:p>
          </table:table-cell>
          <table:table-cell table:style-name="ce1" table:formula="of:=((Grace-[.C7]-Today)*[.H7])-[.B7]" office:value-type="float" office:value="12325">
            <text:p>12.325</text:p>
          </table:table-cell>
          <table:table-cell table:style-name="ce2" table:formula="of:=([.H4]*[.C4]+[.B4] -([.H7]*[.C7]+[.B7]))/([.H4]-[.H7])" office:value-type="float" office:value="3.23423423423423">
            <text:p>3,2</text:p>
          </table:table-cell>
          <table:table-cell table:style-name="ce4" table:formula="of:=([.H4]*[.C4] - ([.H7]*[.C7]+[.B7]))/([.H4]-[.H7])" office:value-type="float" office:value="3.41441441441441">
            <text:p>3,4</text:p>
          </table:table-cell>
          <table:table-cell office:value-type="float" office:value="30">
            <text:p>30</text:p>
          </table:table-cell>
          <table:table-cell table:style-name="ce1" table:formula="of:=[.M7]*[.H7]" office:value-type="float" office:value="23700">
            <text:p>23.700</text:p>
          </table:table-cell>
          <table:table-cell table:style-name="ce2" table:formula="of:=SUM([.N2:.N102])*[.C7]/[.B7]" office:value-type="float" office:value="13.7166666666667">
            <text:p>13,7</text:p>
          </table:table-cell>
          <table:table-cell table:style-name="ce5"/>
        </table:table-row>
        <table:table-row table:style-name="ro1">
          <table:table-cell office:value-type="string">
            <text:p>S Warehouse</text:p>
          </table:table-cell>
          <table:table-cell table:formula="of:=[.B14]+[.E14]*[.B17]" office:value-type="float" office:value="65000">
            <text:p>65.000</text:p>
          </table:table-cell>
          <table:table-cell table:formula="of:=0.5*([.C14]+[.C17])" office:value-type="float" office:value="3">
            <text:p>3</text:p>
          </table:table-cell>
          <table:table-cell table:style-name="ce1" table:formula="of:=[.D14]+[.E14]*[.D17]" office:value-type="float" office:value="50">
            <text:p>50</text:p>
          </table:table-cell>
          <table:table-cell table:formula="of:=[.E14]*[.E17]*1.2" office:value-type="float" office:value="300">
            <text:p>300</text:p>
          </table:table-cell>
          <table:table-cell table:formula="of:=1000*[.E8]/[.B8]" office:value-type="float" office:value="4.61538461538462">
            <text:p>4,6</text:p>
          </table:table-cell>
          <table:table-cell/>
          <table:table-cell table:style-name="ce1" table:formula="of:=Salary * [.E8]-[.D8]" office:value-type="float" office:value="5950">
            <text:p>5.950</text:p>
          </table:table-cell>
          <table:table-cell table:style-name="ce3" table:formula="of:=[.C8]+[.B8]/[.H8]" office:value-type="float" office:value="13.9243697478992">
            <text:p>13,92</text:p>
          </table:table-cell>
          <table:table-cell table:style-name="ce1" table:formula="of:=((Grace-[.C8]-Today)*[.H8])-[.B8]" office:value-type="float" office:value="24250">
            <text:p>24.250</text:p>
          </table:table-cell>
          <table:table-cell table:style-name="ce2" table:formula="of:=([.H7]*[.C7]+[.B7] -([.H8]*[.C8]+[.B8]))/([.H7]-[.H8])" office:value-type="float" office:value="15.6889534883721">
            <text:p>15,7</text:p>
          </table:table-cell>
          <table:table-cell table:style-name="ce4" table:formula="of:=([.H7]*[.C7] - ([.H8]*[.C8]+[.B8]))/([.H7]-[.H8])" office:value-type="float" office:value="15.9796511627907">
            <text:p>16,0</text:p>
          </table:table-cell>
          <table:table-cell table:style-name="ce4"/>
          <table:table-cell table:style-name="ce1" table:formula="of:=[.M8]*[.H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 office:value-type="float" office:value="1000">
            <text:p>1.00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ata Cheap</text:p>
          </table:table-cell>
          <table:table-cell table:formula="of:=[.B5]/1.2" office:value-type="float" office:value="1250">
            <text:p>1.250</text:p>
          </table:table-cell>
          <table:table-cell table:formula="of:=[.C5]" office:value-type="float" office:value="0.5">
            <text:p>0,5</text:p>
          </table:table-cell>
          <table:table-cell table:style-name="ce1" table:formula="of:=[.D5]/1.2" office:value-type="float" office:value="41.6666666666667">
            <text:p>42</text:p>
          </table:table-cell>
          <table:table-cell table:formula="of:=[.E5]" office:value-type="float" office:value="35">
            <text:p>35</text:p>
          </table:table-cell>
          <table:table-cell table:formula="of:=1000*[.E11]/[.B11]" office:value-type="float" office:value="28">
            <text:p>28,0</text:p>
          </table:table-cell>
          <table:table-cell/>
          <table:table-cell table:style-name="ce2" table:formula="of:=Salary * [.E11]-[.D11]" office:value-type="float" office:value="658.333333333333">
            <text:p>658,3</text:p>
          </table:table-cell>
          <table:table-cell table:style-name="ce3" table:formula="of:=[.C11]+[.B11]/[.H11]" office:value-type="float" office:value="2.39873417721519">
            <text:p>2,40</text:p>
          </table:table-cell>
          <table:table-cell table:style-name="ce1" table:formula="of:=(Grace-[.I11])*[.H11]" office:value-type="float" office:value="13562.5">
            <text:p>13.563</text:p>
          </table:table-cell>
          <table:table-cell table:number-columns-repeated="6"/>
        </table:table-row>
        <table:table-row table:style-name="ro1">
          <table:table-cell office:value-type="string">
            <text:p>Data Eff</text:p>
          </table:table-cell>
          <table:table-cell table:formula="of:=[.B5]" office:value-type="float" office:value="1500">
            <text:p>1.500</text:p>
          </table:table-cell>
          <table:table-cell table:formula="of:=[.C5]" office:value-type="float" office:value="0.5">
            <text:p>0,5</text:p>
          </table:table-cell>
          <table:table-cell table:style-name="ce1" table:formula="of:=[.D5]" office:value-type="float" office:value="50">
            <text:p>50</text:p>
          </table:table-cell>
          <table:table-cell table:formula="of:=[.E5]*1.2" office:value-type="float" office:value="42">
            <text:p>42</text:p>
          </table:table-cell>
          <table:table-cell table:formula="of:=1000*[.E12]/[.B12]" office:value-type="float" office:value="28">
            <text:p>28,0</text:p>
          </table:table-cell>
          <table:table-cell/>
          <table:table-cell table:style-name="ce2" table:formula="of:=Salary * [.E12]-[.D12]" office:value-type="float" office:value="790">
            <text:p>790,0</text:p>
          </table:table-cell>
          <table:table-cell table:style-name="ce3" table:formula="of:=[.C12]+[.B12]/[.H12]" office:value-type="float" office:value="2.39873417721519">
            <text:p>2,40</text:p>
          </table:table-cell>
          <table:table-cell table:style-name="ce1" table:formula="of:=(Grace-[.I12])*[.H12]" office:value-type="float" office:value="16275">
            <text:p>16.27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Small Warehouse</text:p>
          </table:table-cell>
          <table:table-cell office:value-type="float" office:value="15000">
            <text:p>15.0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1000*[.E14]/[.B14]" office:value-type="float" office:value="1.66666666666667">
            <text:p>1,7</text:p>
          </table:table-cell>
          <table:table-cell table:number-columns-repeated="10"/>
        </table:table-row>
        <table:table-row table:style-name="ro1">
          <table:table-cell office:value-type="string">
            <text:p>PC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1000*[.E15]/[.B15]" office:value-type="float" office:value="2">
            <text:p>2,0</text:p>
          </table:table-cell>
          <table:table-cell table:number-columns-repeated="10"/>
        </table:table-row>
        <table:table-row table:style-name="ro1">
          <table:table-cell office:value-type="string">
            <text:p>Gaming PC</text:p>
          </table:table-cell>
          <table:table-cell office:value-type="float" office:value="1000">
            <text:p>1.00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1000*[.E16]/[.B16]" office:value-type="float" office:value="5">
            <text:p>5,0</text:p>
          </table:table-cell>
          <table:table-cell table:number-columns-repeated="10"/>
        </table:table-row>
        <table:table-row table:style-name="ro1">
          <table:table-cell office:value-type="string">
            <text:p>Server</text:p>
          </table:table-cell>
          <table:table-cell office:value-type="float" office:value="2000">
            <text:p>2.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1000*[.E17]/[.B17]" office:value-type="float" office:value="5">
            <text:p>5,0</text:p>
          </table:table-cell>
          <table:table-cell table:number-columns-repeated="10"/>
        </table:table-row>
        <table:table-row table:style-name="ro1">
          <table:table-cell office:value-type="string">
            <text:p>Cluster</text:p>
          </table:table-cell>
          <table:table-cell office:value-type="float" office:value="3000">
            <text:p>3.00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1000*[.E18]/[.B18]" office:value-type="float" office:value="11.6666666666667">
            <text:p>11,7</text:p>
          </table:table-cell>
          <table:table-cell/>
          <table:table-cell office:value-type="string">
            <text:p>PRO</text:p>
          </table:table-cell>
          <table:table-cell office:value-type="string">
            <text:p>CON</text:p>
          </table:table-cell>
          <table:table-cell office:value-type="string">
            <text:p>ID</text:p>
          </table:table-cell>
          <table:table-cell office:value-type="string">
            <text:p>CONTINENT</text:p>
          </table:table-cell>
          <table:table-cell table:number-columns-repeated="5"/>
        </table:table-row>
        <table:table-row table:style-name="ro1">
          <table:table-cell office:value-type="string">
            <text:p>Mainframe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1000*[.E19]/[.B19]" office:value-type="float" office:value="4">
            <text:p>4,0</text:p>
          </table:table-cell>
          <table:table-cell/>
          <table:table-cell office:value-type="string">
            <text:p>cpu</text:p>
          </table:table-cell>
          <table:table-cell office:value-type="string">
            <text:p>steath</text:p>
          </table:table-cell>
          <table:table-cell office:value-type="string">
            <text:p>Efficient</text:p>
          </table:table-cell>
          <table:table-cell table:number-columns-repeated="6"/>
        </table:table-row>
        <table:table-row table:style-name="ro1">
          <table:table-cell office:value-type="string">
            <text:p>Supercomputer</text:p>
          </table:table-cell>
          <table:table-cell office:value-type="float" office:value="60000">
            <text:p>60.000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1000*[.E20]/[.B20]" office:value-type="float" office:value="5.83333333333333">
            <text:p>5,8</text:p>
          </table:table-cell>
          <table:table-cell/>
          <table:table-cell office:value-type="string">
            <text:p>stealth</text:p>
          </table:table-cell>
          <table:table-cell office:value-type="string">
            <text:p>cpu</text:p>
          </table:table-cell>
          <table:table-cell office:value-type="string">
            <text:p>Not Efficient</text:p>
          </table:table-cell>
          <table:table-cell table:number-columns-repeated="6"/>
        </table:table-row>
        <table:table-row table:style-name="ro1">
          <table:table-cell office:value-type="string">
            <text:p>Quantum Computer</text:p>
          </table:table-cell>
          <table:table-cell office:value-type="float" office:value="100000">
            <text:p>100.000</text:p>
          </table:table-cell>
          <table:table-cell table:number-columns-repeated="2"/>
          <table:table-cell office:value-type="float" office:value="1500">
            <text:p>1.500</text:p>
          </table:table-cell>
          <table:table-cell table:formula="of:=1000*[.E21]/[.B21]" office:value-type="float" office:value="15">
            <text:p>15,0</text:p>
          </table:table-cell>
          <table:table-cell/>
          <table:table-cell office:value-type="string">
            <text:p>speed</text:p>
          </table:table-cell>
          <table:table-cell office:value-type="string">
            <text:p>cost</text:p>
          </table:table-cell>
          <table:table-cell office:value-type="string">
            <text:p>Expensive</text:p>
          </table:table-cell>
          <table:table-cell table:number-columns-repeated="6"/>
        </table:table-row>
        <table:table-row table:style-name="ro1">
          <table:table-cell office:value-type="string">
            <text:p>Quantum Computer MK2</text:p>
          </table:table-cell>
          <table:table-cell office:value-type="float" office:value="120000">
            <text:p>120.000</text:p>
          </table:table-cell>
          <table:table-cell table:number-columns-repeated="2"/>
          <table:table-cell office:value-type="float" office:value="10000">
            <text:p>10.000</text:p>
          </table:table-cell>
          <table:table-cell table:formula="of:=1000*[.E22]/[.B22]" office:value-type="float" office:value="83.3333333333333">
            <text:p>83,3</text:p>
          </table:table-cell>
          <table:table-cell/>
          <table:table-cell office:value-type="string">
            <text:p>cost</text:p>
          </table:table-cell>
          <table:table-cell office:value-type="string">
            <text:p>speed</text:p>
          </table:table-cell>
          <table:table-cell office:value-type="string">
            <text:p>Cheap</text:p>
          </table:table-cell>
          <table:table-cell table:number-columns-repeated="6"/>
        </table:table-row>
        <table:table-row table:style-name="ro1">
          <table:table-cell office:value-type="string">
            <text:p>Quantum Computer MK3</text:p>
          </table:table-cell>
          <table:table-cell office:value-type="float" office:value="150000">
            <text:p>150.000</text:p>
          </table:table-cell>
          <table:table-cell table:number-columns-repeated="2"/>
          <table:table-cell office:value-type="float" office:value="200000">
            <text:p>200.000</text:p>
          </table:table-cell>
          <table:table-cell table:formula="of:=1000*[.E23]/[.B23]" office:value-type="float" office:value="1333.33333333333">
            <text:p>1333,3</text:p>
          </table:table-cell>
          <table:table-cell/>
          <table:table-cell office:value-type="string">
            <text:p>cpu</text:p>
          </table:table-cell>
          <table:table-cell office:value-type="string">
            <text:p>cost</text:p>
          </table:table-cell>
          <table:table-cell office:value-type="string">
            <text:p>Efficient + Expensive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Job" table:style-name="ta1" table:print="false"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Job</text:p>
          </table:table-cell>
          <table:table-cell office:value-type="string">
            <text:p>Money/Day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alary</text:p>
          </table:table-cell>
          <table:table-cell table:formula="of:=SUM([.D2:.D100])" office:value-type="float" office:value="20">
            <text:p>20</text:p>
          </table:table-cell>
        </table:table-row>
        <table:table-row table:style-name="ro1">
          <table:table-cell office:value-type="string">
            <text:p>Menial</text:p>
          </table:table-cell>
          <table:table-cell office:value-type="float" office:value="5">
            <text:p>5</text:p>
          </table:table-cell>
          <table:table-cell table:style-name="ce6"/>
          <table:table-cell table:formula="of:=IF([.C2]&lt;&gt;&quot;&quot;;[.B2];0)" office:value-type="float" office:value="0">
            <text:p>0</text:p>
          </table:table-cell>
          <table:table-cell office:value-type="string">
            <text:p>Grace Period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asic</text:p>
          </table:table-cell>
          <table:table-cell office:value-type="float" office:value="20">
            <text:p>20</text:p>
          </table:table-cell>
          <table:table-cell table:style-name="ce6" office:value-type="string">
            <text:p>x</text:p>
          </table:table-cell>
          <table:table-cell table:formula="of:=IF([.C3]&lt;&gt;&quot;&quot;;[.B3];0)" office:value-type="float" office:value="20">
            <text:p>20</text:p>
          </table:table-cell>
          <table:table-cell office:value-type="string">
            <text:p>Da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termediate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Expert</text:p>
          </table:table-cell>
          <table:table-cell office:value-type="float" office:value="75">
            <text:p>75</text:p>
          </table:table-cell>
          <table:table-cell table:number-columns-repeated="4"/>
        </table:table-row>
      </table:table>
      <table:named-expressions>
        <table:named-range table:name="Salary" table:base-cell-address="$Job.$F$1" table:cell-range-address="$Job.$F$1"/>
        <table:named-range table:name="Grace" table:base-cell-address="$Job.$F$2" table:cell-range-address="$Job.$F$2"/>
        <table:named-range table:name="Today" table:base-cell-address="$Job.$F$3" table:cell-range-address="$Job.$F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29/02/2012</text:date>, <text:time>07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02-02T22:40:01</meta:creation-date>
    <dc:date>2012-02-29T07:55:08</dc:date>
    <dc:creator>Rodrigo Silva</dc:creator>
    <meta:editing-duration>PT17H56M56S</meta:editing-duration>
    <meta:editing-cycles>9</meta:editing-cycles>
    <meta:generator>OpenOffice.org/3.2$Unix OpenOffice.org_project/320m19$Build-9505</meta:generator>
    <meta:document-statistic meta:table-count="2" meta:cell-count="206" meta:object-count="0"/>
  </office:meta>
</office:document-meta>
</file>